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Entità" style:family="table">
      <style:table-properties style:width="6.9271in" fo:margin-left="0in" table:align="left"/>
    </style:style>
    <style:style style:name="Entità.A" style:family="table-column">
      <style:table-column-properties style:column-width="1.7306in"/>
    </style:style>
    <style:style style:name="Entità.B" style:family="table-column">
      <style:table-column-properties style:column-width="1.7313in"/>
    </style:style>
    <style:style style:name="Entità.D" style:family="table-column">
      <style:table-column-properties style:column-width="1.734in"/>
    </style:style>
    <style:style style:name="Entità.A1" style:family="table-cell">
      <style:table-cell-properties fo:padding="0.0382in" fo:border-left="0.05pt solid #000000" fo:border-right="none" fo:border-top="0.05pt solid #000000" fo:border-bottom="0.05pt solid #000000"/>
    </style:style>
    <style:style style:name="Entità.D1" style:family="table-cell">
      <style:table-cell-properties fo:padding="0.0382in" fo:border="0.05pt solid #000000"/>
    </style:style>
    <style:style style:name="Entità.A2" style:family="table-cell">
      <style:table-cell-properties fo:padding="0.0382in" fo:border-left="0.05pt solid #000000" fo:border-right="none" fo:border-top="none" fo:border-bottom="0.05pt solid #000000"/>
    </style:style>
    <style:style style:name="Entità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9271in" fo:margin-left="0in" table:align="left"/>
    </style:style>
    <style:style style:name="Tabella4.A" style:family="table-column">
      <style:table-column-properties style:column-width="1.7306in"/>
    </style:style>
    <style:style style:name="Tabella4.B" style:family="table-column">
      <style:table-column-properties style:column-width="1.7313in"/>
    </style:style>
    <style:style style:name="Tabella4.D" style:family="table-column">
      <style:table-column-properties style:column-width="1.734in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6.9271in" fo:margin-left="0in" table:align="left"/>
    </style:style>
    <style:style style:name="Tabella5.A" style:family="table-column">
      <style:table-column-properties style:column-width="1.7306in"/>
    </style:style>
    <style:style style:name="Tabella5.B" style:family="table-column">
      <style:table-column-properties style:column-width="1.7313in"/>
    </style:style>
    <style:style style:name="Tabella5.D" style:family="table-column">
      <style:table-column-properties style:column-width="1.734in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.3" style:family="table-row">
      <style:table-row-properties style:min-row-height="1.3472in"/>
    </style:style>
    <style:style style:name="Tabella1" style:family="table">
      <style:table-properties style:width="6.925in" table:align="margins"/>
    </style:style>
    <style:style style:name="Tabella1.A" style:family="table-column">
      <style:table-column-properties style:column-width="1.7313in" style:rel-column-width="16383*"/>
    </style:style>
    <style:style style:name="Tabella1.D" style:family="table-column">
      <style:table-column-properties style:column-width="1.7313in" style:rel-column-width="16386*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925in" table:align="margins"/>
    </style:style>
    <style:style style:name="Tabella2.A" style:family="table-column">
      <style:table-column-properties style:column-width="1.7313in" style:rel-column-width="16383*"/>
    </style:style>
    <style:style style:name="Tabella2.D" style:family="table-column">
      <style:table-column-properties style:column-width="1.7313in" style:rel-column-width="16386*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382in" fo:border="0.05pt solid #000000"/>
    </style:style>
    <style:style style:name="Tabella2.A2" style:family="table-cell">
      <style:table-cell-properties fo:padding="0.0382in" fo:border-left="0.05pt solid #000000" fo:border-right="none" fo:border-top="none" fo:border-bottom="0.05pt solid #000000"/>
    </style:style>
    <style:style style:name="Tabel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6" style:family="table">
      <style:table-properties style:width="6.925in" table:align="margins"/>
    </style:style>
    <style:style style:name="Tabella6.A" style:family="table-column">
      <style:table-column-properties style:column-width="1.7313in" style:rel-column-width="16383*"/>
    </style:style>
    <style:style style:name="Tabella6.D" style:family="table-column">
      <style:table-column-properties style:column-width="1.7313in" style:rel-column-width="16386*"/>
    </style:style>
    <style:style style:name="Tabel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382in" fo:border="0.05pt solid #000000"/>
    </style:style>
    <style:style style:name="Tabella6.A2" style:family="table-cell">
      <style:table-cell-properties fo:padding="0.0382in" fo:border-left="0.05pt solid #000000" fo:border-right="none" fo:border-top="none" fo:border-bottom="0.05pt solid #000000"/>
    </style:style>
    <style:style style:name="Tabella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" style:family="table">
      <style:table-properties style:width="6.925in" table:align="margins"/>
    </style:style>
    <style:style style:name="Tabella7.A" style:family="table-column">
      <style:table-column-properties style:column-width="1.7313in" style:rel-column-width="16383*"/>
    </style:style>
    <style:style style:name="Tabella7.D" style:family="table-column">
      <style:table-column-properties style:column-width="1.7313in" style:rel-column-width="16386*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3" style:family="table">
      <style:table-properties style:width="6.925in" table:align="margins"/>
    </style:style>
    <style:style style:name="Tabella3.A" style:family="table-column">
      <style:table-column-properties style:column-width="6.925in" style:rel-column-width="65535*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style:font-name="Liberation Serif1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zionario dei dati: entità</text:h>
      <text:p text:style-name="Text_20_body"/>
      <table:table table:name="Entità" table:style-name="Entità">
        <table:table-column table:style-name="Entità.A"/>
        <table:table-column table:style-name="Entità.B" table:number-columns-repeated="2"/>
        <table:table-column table:style-name="Entità.D"/>
        <table:table-row>
          <table:table-cell table:style-name="Entità.A1" office:value-type="string">
            <text:p text:style-name="P1">Entità</text:p>
          </table:table-cell>
          <table:table-cell table:style-name="Entità.A1" office:value-type="string">
            <text:p text:style-name="P1">Descrizione</text:p>
          </table:table-cell>
          <table:table-cell table:style-name="Entità.A1" office:value-type="string">
            <text:p text:style-name="P1">Attributi</text:p>
          </table:table-cell>
          <table:table-cell table:style-name="Entità.D1" office:value-type="string">
            <text:p text:style-name="P1">Identificatori</text:p>
          </table:table-cell>
        </table:table-row>
        <table:table-row>
          <table:table-cell table:style-name="Entità.A2" office:value-type="string">
            <text:p text:style-name="Table_20_Contents">Sezione</text:p>
          </table:table-cell>
          <table:table-cell table:style-name="Entità.A2" office:value-type="string">
            <text:p text:style-name="Table_20_Contents">Sezione del museo</text:p>
          </table:table-cell>
          <table:table-cell table:style-name="Entità.A2" office:value-type="string">
            <text:p text:style-name="Table_20_Contents">Nome</text:p>
            <text:p text:style-name="Table_20_Contents">Descrizione</text:p>
            <text:p text:style-name="Table_20_Contents">NumSale</text:p>
          </table:table-cell>
          <table:table-cell table:style-name="Entità.D2" office:value-type="string">
            <text:p text:style-name="Table_20_Contents">{Nome}</text:p>
          </table:table-cell>
        </table:table-row>
        <table:table-row>
          <table:table-cell table:style-name="Entità.A2" office:value-type="string">
            <text:p text:style-name="Table_20_Contents">Sala</text:p>
          </table:table-cell>
          <table:table-cell table:style-name="Entità.A2" office:value-type="string">
            <text:p text:style-name="Table_20_Contents">Sala generica del museo</text:p>
          </table:table-cell>
          <table:table-cell table:style-name="Entità.A2" office:value-type="string">
            <text:p text:style-name="Table_20_Contents">Numero</text:p>
            <text:p text:style-name="Table_20_Contents">Piano</text:p>
            <text:p text:style-name="Table_20_Contents">Descrizione</text:p>
          </table:table-cell>
          <table:table-cell table:style-name="Entità.D2" office:value-type="string">
            <text:p text:style-name="Table_20_Contents">{Numero, Piano}</text:p>
          </table:table-cell>
        </table:table-row>
        <table:table-row>
          <table:table-cell table:style-name="Entità.A2" office:value-type="string">
            <text:p text:style-name="Table_20_Contents">SalaCollezione</text:p>
          </table:table-cell>
          <table:table-cell table:style-name="Entità.A2" office:value-type="string">
            <text:p text:style-name="Table_20_Contents">Sala contenente oggetti della collezione</text:p>
          </table:table-cell>
          <table:table-cell table:style-name="Entità.A2" office:value-type="string">
            <text:p text:style-name="Table_20_Contents">Numero</text:p>
            <text:p text:style-name="Table_20_Contents">Piano</text:p>
            <text:p text:style-name="Table_20_Contents">Descrizione</text:p>
            <text:p text:style-name="Table_20_Contents">NumOggetti</text:p>
          </table:table-cell>
          <table:table-cell table:style-name="Entità.D2" office:value-type="string">
            <text:p text:style-name="Table_20_Contents">{Numero, Piano}</text:p>
          </table:table-cell>
        </table:table-row>
        <table:table-row>
          <table:table-cell table:style-name="Entità.A2" office:value-type="string">
            <text:p text:style-name="Table_20_Contents">Oggetto</text:p>
          </table:table-cell>
          <table:table-cell table:style-name="Entità.A2" office:value-type="string">
            <text:p text:style-name="Table_20_Contents">Oggetto conservato nel <text:s/>museo</text:p>
          </table:table-cell>
          <table:table-cell table:style-name="Entità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</table:table-cell>
          <table:table-cell table:style-name="Entità.D2" office:value-type="string">
            <text:p text:style-name="Table_20_Contents">{NumInventario}</text:p>
          </table:table-cell>
        </table:table-row>
        <table:table-row>
          <table:table-cell table:style-name="Entità.A2" office:value-type="string">
            <text:p text:style-name="Table_20_Contents">RepertoArcheologico</text:p>
          </table:table-cell>
          <table:table-cell table:style-name="Entità.A2" office:value-type="string">
            <text:p text:style-name="Table_20_Contents">Reperto archeologico conservato nel museo</text:p>
          </table:table-cell>
          <table:table-cell table:style-name="Entità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</table:table-cell>
          <table:table-cell table:style-name="Entità.D2" office:value-type="string">
            <text:p text:style-name="Table_20_Contents">{NumInventario}</text:p>
          </table:table-cell>
        </table:table-row>
        <table:table-row>
          <table:table-cell table:style-name="Entità.A2" office:value-type="string">
            <text:p text:style-name="Table_20_Contents">Scavo</text:p>
          </table:table-cell>
          <table:table-cell table:style-name="Entità.A2" office:value-type="string">
            <text:p text:style-name="Table_20_Contents">Scavo archeologico</text:p>
          </table:table-cell>
          <table:table-cell table:style-name="Entità.A2" office:value-type="string">
            <text:p text:style-name="Table_20_Contents">Nome</text:p>
            <text:p text:style-name="Table_20_Contents">Luogo</text:p>
          </table:table-cell>
          <table:table-cell table:style-name="Entità.D2" office:value-type="string">
            <text:p text:style-name="Table_20_Contents">{Nome, Luogo}</text:p>
          </table:table-cell>
        </table:table-row>
        <table:table-row>
          <table:table-cell table:style-name="Entità.A2" office:value-type="string">
            <text:p text:style-name="Table_20_Contents">Fotografia</text:p>
          </table:table-cell>
          <table:table-cell table:style-name="Entità.A2" office:value-type="string">
            <text:p text:style-name="Table_20_Contents">Fotografia conservata nel museo</text:p>
          </table:table-cell>
          <table:table-cell table:style-name="Entità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  <text:p text:style-name="Table_20_Contents">Tipo</text:p>
          </table:table-cell>
          <table:table-cell table:style-name="Entità.D2" office:value-type="string">
            <text:p text:style-name="Table_20_Contents">{NumInventario}</text:p>
          </table:table-cell>
        </table:table-row>
      </table:table>
      <text:p text:style-name="Text_20_body"/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header-rows>
          <text:soft-page-break/>
          <table:table-row>
            <table:table-cell table:style-name="Tabella4.A1" office:value-type="string">
              <text:p text:style-name="P1">Entità</text:p>
            </table:table-cell>
            <table:table-cell table:style-name="Tabella4.A1" office:value-type="string">
              <text:p text:style-name="P1">Descrizione</text:p>
            </table:table-cell>
            <table:table-cell table:style-name="Tabella4.A1" office:value-type="string">
              <text:p text:style-name="P1">Attributi</text:p>
            </table:table-cell>
            <table:table-cell table:style-name="Tabella4.D1" office:value-type="string">
              <text:p text:style-name="P1">Identificatori</text:p>
            </table:table-cell>
          </table:table-row>
        </table:table-header-rows>
        <table:table-row>
          <table:table-cell table:style-name="Tabella4.A2" office:value-type="string">
            <text:p text:style-name="Table_20_Contents">OperaArte</text:p>
          </table:table-cell>
          <table:table-cell table:style-name="Tabella4.A2" office:value-type="string">
            <text:p text:style-name="Table_20_Contents">Opera d'arte conservata nel museo</text:p>
          </table:table-cell>
          <table:table-cell table:style-name="Tabella4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</table:table-cell>
          <table:table-cell table:style-name="Tabella4.D2" office:value-type="string">
            <text:p text:style-name="Table_20_Contents">{NumInventario}</text:p>
          </table:table-cell>
        </table:table-row>
        <table:table-row>
          <table:table-cell table:style-name="Tabella4.A2" office:value-type="string">
            <text:p text:style-name="Table_20_Contents">Quadro</text:p>
          </table:table-cell>
          <table:table-cell table:style-name="Tabella4.A2" office:value-type="string">
            <text:p text:style-name="Table_20_Contents">Quadro conservata nel museo</text:p>
          </table:table-cell>
          <table:table-cell table:style-name="Tabella4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  <text:p text:style-name="Table_20_Contents">Tecnica</text:p>
          </table:table-cell>
          <table:table-cell table:style-name="Tabella4.D2" office:value-type="string">
            <text:p text:style-name="Table_20_Contents">{NumInventario}</text:p>
          </table:table-cell>
        </table:table-row>
        <table:table-row>
          <table:table-cell table:style-name="Tabella4.A2" office:value-type="string">
            <text:p text:style-name="Table_20_Contents">Statua</text:p>
          </table:table-cell>
          <table:table-cell table:style-name="Tabella4.A2" office:value-type="string">
            <text:p text:style-name="Table_20_Contents">Statua conservata nel museo</text:p>
          </table:table-cell>
          <table:table-cell table:style-name="Tabella4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  <text:p text:style-name="Table_20_Contents">Materiale</text:p>
          </table:table-cell>
          <table:table-cell table:style-name="Tabella4.D2" office:value-type="string">
            <text:p text:style-name="Table_20_Contents">{NumInventario}</text:p>
          </table:table-cell>
        </table:table-row>
        <table:table-row>
          <table:table-cell table:style-name="Tabella4.A2" office:value-type="string">
            <text:p text:style-name="Table_20_Contents">Artista</text:p>
          </table:table-cell>
          <table:table-cell table:style-name="Tabella4.A2" office:value-type="string">
            <text:p text:style-name="Table_20_Contents">Artista di opere d'arte</text:p>
          </table:table-cell>
          <table:table-cell table:style-name="Tabella4.A2" office:value-type="string">
            <text:p text:style-name="Table_20_Contents">Codice</text:p>
            <text:p text:style-name="Table_20_Contents">Nome</text:p>
            <text:p text:style-name="Table_20_Contents">Cognome</text:p>
            <text:p text:style-name="Table_20_Contents">NomeArte</text:p>
            <text:p text:style-name="Table_20_Contents">DataNascita</text:p>
            <text:p text:style-name="Table_20_Contents">DataMorte</text:p>
            <text:p text:style-name="Table_20_Contents">LuogoNascita</text:p>
            <text:p text:style-name="Table_20_Contents">LuogoMorte</text:p>
            <text:p text:style-name="Table_20_Contents">Vita</text:p>
            <text:p text:style-name="Table_20_Contents">Stile</text:p>
          </table:table-cell>
          <table:table-cell table:style-name="Tabella4.D2" office:value-type="string">
            <text:p text:style-name="Table_20_Contents">{Codice}</text:p>
          </table:table-cell>
        </table:table-row>
        <table:table-row>
          <table:table-cell table:style-name="Tabella4.A2" office:value-type="string">
            <text:p text:style-name="Table_20_Contents">MovimentoArtistico</text:p>
          </table:table-cell>
          <table:table-cell table:style-name="Tabella4.A2" office:value-type="string">
            <text:p text:style-name="Table_20_Contents">Corrente artistica</text:p>
          </table:table-cell>
          <table:table-cell table:style-name="Tabella4.A2" office:value-type="string">
            <text:p text:style-name="Table_20_Contents">Nome</text:p>
            <text:p text:style-name="Table_20_Contents">Descrizione</text:p>
            <text:p text:style-name="Table_20_Contents">PeriodoStorico</text:p>
          </table:table-cell>
          <table:table-cell table:style-name="Tabella4.D2" office:value-type="string">
            <text:p text:style-name="Table_20_Contents">{Nome}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header-rows>
          <text:soft-page-break/>
          <table:table-row>
            <table:table-cell table:style-name="Tabella5.A1" office:value-type="string">
              <text:p text:style-name="P1">Entità</text:p>
            </table:table-cell>
            <table:table-cell table:style-name="Tabella5.A1" office:value-type="string">
              <text:p text:style-name="P1">Descrizione</text:p>
            </table:table-cell>
            <table:table-cell table:style-name="Tabella5.A1" office:value-type="string">
              <text:p text:style-name="P1">Attributi</text:p>
            </table:table-cell>
            <table:table-cell table:style-name="Tabella5.D1" office:value-type="string">
              <text:p text:style-name="P1">Identificatori</text:p>
            </table:table-cell>
          </table:table-row>
        </table:table-header-rows>
        <table:table-row>
          <table:table-cell table:style-name="Tabella5.A2" office:value-type="string">
            <text:p text:style-name="Table_20_Contents">OggettoPermanente</text:p>
          </table:table-cell>
          <table:table-cell table:style-name="Tabella5.A2" office:value-type="string">
            <text:p text:style-name="Table_20_Contents">Oggetto appartenente alla collezione permanente</text:p>
          </table:table-cell>
          <table:table-cell table:style-name="Tabella5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  <text:p text:style-name="Table_20_Contents">Stato</text:p>
          </table:table-cell>
          <table:table-cell table:style-name="Tabella5.D2" office:value-type="string">
            <text:p text:style-name="Table_20_Contents">{NumInventario}</text:p>
          </table:table-cell>
        </table:table-row>
        <table:table-row table:style-name="Tabella5.3">
          <table:table-cell table:style-name="Tabella5.A2" office:value-type="string">
            <text:p text:style-name="Table_20_Contents">OggettoTemporaneo</text:p>
          </table:table-cell>
          <table:table-cell table:style-name="Tabella5.A2" office:value-type="string">
            <text:p text:style-name="Table_20_Contents">Oggetto appartenente alla collezione temporanea</text:p>
          </table:table-cell>
          <table:table-cell table:style-name="Tabella5.A2" office:value-type="string">
            <text:p text:style-name="Table_20_Contents">NumInventario</text:p>
            <text:p text:style-name="Table_20_Contents">Descrizione</text:p>
            <text:p text:style-name="Table_20_Contents">Dimensioni (lunghezza, larghezza, profondità)</text:p>
            <text:p text:style-name="Table_20_Contents">Anno/periodo</text:p>
            <text:p text:style-name="Table_20_Contents">Provenienza</text:p>
            <text:p text:style-name="Table_20_Contents">Curiosità</text:p>
          </table:table-cell>
          <table:table-cell table:style-name="Tabella5.D2" office:value-type="string">
            <text:p text:style-name="Table_20_Contents">{NumInventario}</text:p>
          </table:table-cell>
        </table:table-row>
        <table:table-row>
          <table:table-cell table:style-name="Tabella5.A2" office:value-type="string">
            <text:p text:style-name="Table_20_Contents">PrestitoEffettuato</text:p>
          </table:table-cell>
          <table:table-cell table:style-name="Tabella5.A2" office:value-type="string">
            <text:p text:style-name="Table_20_Contents">Prestito di un oggetto della collezione permanente ad un altro museo o ente</text:p>
          </table:table-cell>
          <table:table-cell table:style-name="Tabella5.A2" office:value-type="string">
            <text:p text:style-name="Table_20_Contents">DataInizio</text:p>
            <text:p text:style-name="Table_20_Contents">DataFine</text:p>
          </table:table-cell>
          <table:table-cell table:style-name="Tabella5.D2" office:value-type="string">
            <text:p text:style-name="Table_20_Contents">{DataInizio, ruolo</text:p>
            <text:p text:style-name="Table_20_Contents"><text:s text:c="2"/>PrestitoEffettuato in</text:p>
            <text:p text:style-name="Table_20_Contents"><text:s text:c="2"/>PermanentePrestito}</text:p>
          </table:table-cell>
        </table:table-row>
        <table:table-row>
          <table:table-cell table:style-name="Tabella5.A2" office:value-type="string">
            <text:p text:style-name="Table_20_Contents">Restauro</text:p>
          </table:table-cell>
          <table:table-cell table:style-name="Tabella5.A2" office:value-type="string">
            <text:p text:style-name="Table_20_Contents">Intervento di restauro su un oggetto della collezione permanente</text:p>
          </table:table-cell>
          <table:table-cell table:style-name="Tabella5.A2" office:value-type="string">
            <text:p text:style-name="Table_20_Contents">DataInizio</text:p>
            <text:p text:style-name="Table_20_Contents">DataFine</text:p>
          </table:table-cell>
          <table:table-cell table:style-name="Tabella5.D2" office:value-type="string">
            <text:p text:style-name="Table_20_Contents">{DataInizio, ruolo</text:p>
            <text:p text:style-name="Table_20_Contents"><text:s text:c="2"/>Restauro in</text:p>
            <text:p text:style-name="Table_20_Contents"><text:s text:c="2"/>PermanenteRestauro}</text:p>
          </table:table-cell>
        </table:table-row>
        <table:table-row>
          <table:table-cell table:style-name="Tabella5.A2" office:value-type="string">
            <text:p text:style-name="Table_20_Contents">Struttura</text:p>
          </table:table-cell>
          <table:table-cell table:style-name="Tabella5.A2" office:value-type="string">
            <text:p text:style-name="Table_20_Contents">Struttura con cui il museo ha a che fare</text:p>
          </table:table-cell>
          <table:table-cell table:style-name="Tabella5.A2" office:value-type="string">
            <text:p text:style-name="Table_20_Contents">Codice</text:p>
            <text:p text:style-name="Table_20_Contents">Nome</text:p>
            <text:p text:style-name="Table_20_Contents">Luogo</text:p>
            <text:p text:style-name="Table_20_Contents">Indirizzo (Via, Numero, CAP)</text:p>
            <text:p text:style-name="Table_20_Contents">Telefono</text:p>
          </table:table-cell>
          <table:table-cell table:style-name="Tabella5.D2" office:value-type="string">
            <text:p text:style-name="Table_20_Contents">{Codice}</text:p>
          </table:table-cell>
        </table:table-row>
        <table:table-row>
          <table:table-cell table:style-name="Tabella5.A2" office:value-type="string">
            <text:p text:style-name="Table_20_Contents">Museo/Ente</text:p>
          </table:table-cell>
          <table:table-cell table:style-name="Tabella5.A2" office:value-type="string">
            <text:p text:style-name="Table_20_Contents">Museo o ente con cui il museo scambia opere</text:p>
          </table:table-cell>
          <table:table-cell table:style-name="Tabella5.A2" office:value-type="string">
            <text:p text:style-name="Table_20_Contents">Codice</text:p>
            <text:p text:style-name="Table_20_Contents">Nome</text:p>
            <text:p text:style-name="Table_20_Contents">Luogo</text:p>
            <text:p text:style-name="Table_20_Contents">Indirizzo(Via, Numero, CAP)</text:p>
            <text:p text:style-name="Table_20_Contents">Telefono</text:p>
          </table:table-cell>
          <table:table-cell table:style-name="Tabella5.D2" office:value-type="string">
            <text:p text:style-name="Table_20_Contents">{Codice}</text:p>
          </table:table-cell>
        </table:table-row>
        <table:table-row>
          <table:table-cell table:style-name="Tabella5.A2" office:value-type="string">
            <text:p text:style-name="Table_20_Contents">CentroRestauro</text:p>
          </table:table-cell>
          <table:table-cell table:style-name="Tabella5.A2" office:value-type="string">
            <text:p text:style-name="Table_20_Contents">Centro di restauro a cui il museo invia oggetti della collezione per restaurarli</text:p>
          </table:table-cell>
          <table:table-cell table:style-name="Tabella5.A2" office:value-type="string">
            <text:p text:style-name="Table_20_Contents">Codice</text:p>
            <text:p text:style-name="Table_20_Contents">Nome</text:p>
            <text:p text:style-name="Table_20_Contents">Luogo</text:p>
            <text:p text:style-name="Table_20_Contents">Indirizzo(Via, Numero, CAP)</text:p>
            <text:p text:style-name="Table_20_Contents">Telefono</text:p>
          </table:table-cell>
          <table:table-cell table:style-name="Tabella5.D2" office:value-type="string">
            <text:p text:style-name="Table_20_Contents">{Codice}</text:p>
          </table:table-cell>
        </table:table-row>
      </table:table>
      <text:h text:style-name="Heading_20_1" text:outline-level="1"><text:soft-page-break/>Dizionario dei dati: relazioni</text:h>
      <text:p text:style-name="Text_20_body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">Relazion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omponenti</text:p>
          </table:table-cell>
          <table:table-cell table:style-name="Tabella1.D1" office:value-type="string">
            <text:p text:style-name="P1">Attributi</text:p>
          </table:table-cell>
        </table:table-row>
        <table:table-row>
          <table:table-cell table:style-name="Tabella1.A2" office:value-type="string">
            <text:p text:style-name="Table_20_Contents">Collocazione</text:p>
          </table:table-cell>
          <table:table-cell table:style-name="Tabella1.A2" office:value-type="string">
            <text:p text:style-name="Table_20_Contents">Collocazione di un oggetto del museo in una sala destinata alla collezione</text:p>
          </table:table-cell>
          <table:table-cell table:style-name="Tabella1.A2" office:value-type="string">
            <text:p text:style-name="Table_20_Contents">Oggetto,</text:p>
            <text:p text:style-name="Table_20_Contents">SalaCollezione</text:p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Appartenenza</text:p>
          </table:table-cell>
          <table:table-cell table:style-name="Tabella1.A2" office:value-type="string">
            <text:p text:style-name="Table_20_Contents">Appartenenza di una sala ad una sezione del museo</text:p>
          </table:table-cell>
          <table:table-cell table:style-name="Tabella1.A2" office:value-type="string">
            <text:p text:style-name="Table_20_Contents">Sala,</text:p>
            <text:p text:style-name="Table_20_Contents">Sezione</text:p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Ritrovamento</text:p>
          </table:table-cell>
          <table:table-cell table:style-name="Tabella1.A2" office:value-type="string">
            <text:p text:style-name="Table_20_Contents">Ritrovamento di un reperto archeologico in uno scavo</text:p>
          </table:table-cell>
          <table:table-cell table:style-name="Tabella1.A2" office:value-type="string">
            <text:p text:style-name="Table_20_Contents">RepertoArcheologico,</text:p>
            <text:p text:style-name="Table_20_Contents">Scavo</text:p>
          </table:table-cell>
          <table:table-cell table:style-name="Tabella1.D2" office:value-type="string">
            <text:p text:style-name="Table_20_Contents">Data</text:p>
          </table:table-cell>
        </table:table-row>
        <table:table-row>
          <table:table-cell table:style-name="Tabella1.A2" office:value-type="string">
            <text:p text:style-name="Table_20_Contents">Realizzazione</text:p>
          </table:table-cell>
          <table:table-cell table:style-name="Tabella1.A2" office:value-type="string">
            <text:p text:style-name="Table_20_Contents">Realizzazione di un'opera d'arte da parte di un artista</text:p>
          </table:table-cell>
          <table:table-cell table:style-name="Tabella1.A2" office:value-type="string">
            <text:p text:style-name="Table_20_Contents">OperaArte,</text:p>
            <text:p text:style-name="Table_20_Contents">Artista</text:p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Aderimento</text:p>
          </table:table-cell>
          <table:table-cell table:style-name="Tabella1.A2" office:value-type="string">
            <text:p text:style-name="Table_20_Contents">Aderimento di un artista ad un movimento artistico</text:p>
          </table:table-cell>
          <table:table-cell table:style-name="Tabella1.A2" office:value-type="string">
            <text:p text:style-name="Table_20_Contents">Artista,</text:p>
            <text:p text:style-name="Table_20_Contents">MovimentoArtistico</text:p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PermanenteRestauro</text:p>
          </table:table-cell>
          <table:table-cell table:style-name="Tabella1.A2" office:value-type="string">
            <text:p text:style-name="Table_20_Contents">Intervento di restauro su un oggetto della collezione permanente</text:p>
          </table:table-cell>
          <table:table-cell table:style-name="Tabella1.A2" office:value-type="string">
            <text:p text:style-name="Table_20_Contents">OggettoPermanente,</text:p>
            <text:p text:style-name="Table_20_Contents">Restauro</text:p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LocazioneRestauro</text:p>
          </table:table-cell>
          <table:table-cell table:style-name="Tabella1.A2" office:value-type="string">
            <text:p text:style-name="Table_20_Contents">In quale centro di restauro ha luogo l'intervento di restauro</text:p>
          </table:table-cell>
          <table:table-cell table:style-name="Tabella1.A2" office:value-type="string">
            <text:p text:style-name="Table_20_Contents">Restauro,</text:p>
            <text:p text:style-name="Table_20_Contents">CentroRestauro</text:p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PrestitoRicevuto</text:p>
          </table:table-cell>
          <table:table-cell table:style-name="Tabella1.A2" office:value-type="string">
            <text:p text:style-name="Table_20_Contents">Prestito di un oggetto da parte di un altro museo o ente</text:p>
          </table:table-cell>
          <table:table-cell table:style-name="Tabella1.A2" office:value-type="string">
            <text:p text:style-name="Table_20_Contents">OggettoTemporaneo,</text:p>
            <text:p text:style-name="Table_20_Contents">Museo/Ente</text:p>
          </table:table-cell>
          <table:table-cell table:style-name="Tabella1.D2" office:value-type="string">
            <text:p text:style-name="Table_20_Contents">DataInizio,</text:p>
            <text:p text:style-name="Table_20_Contents">DataFine</text:p>
          </table:table-cell>
        </table:table-row>
        <table:table-row>
          <table:table-cell table:style-name="Tabella1.A2" office:value-type="string">
            <text:p text:style-name="Table_20_Contents">PermanentePrestito</text:p>
          </table:table-cell>
          <table:table-cell table:style-name="Tabella1.A2" office:value-type="string">
            <text:p text:style-name="Table_20_Contents">Prestito di un oggetto della collezione permanente</text:p>
          </table:table-cell>
          <table:table-cell table:style-name="Tabella1.A2" office:value-type="string">
            <text:p text:style-name="Table_20_Contents">OggettoPermanente,</text:p>
            <text:p text:style-name="Table_20_Contents">PrestitoEffettuato</text:p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EntePrestito</text:p>
          </table:table-cell>
          <table:table-cell table:style-name="Tabella1.A2" office:value-type="string">
            <text:p text:style-name="Table_20_Contents">Museo/ente a cui è rivolto il prestito</text:p>
          </table:table-cell>
          <table:table-cell table:style-name="Tabella1.A2" office:value-type="string">
            <text:p text:style-name="Table_20_Contents">PrestitoEffettuato,</text:p>
            <text:p text:style-name="Table_20_Contents">Museo/Ente</text:p>
          </table:table-cell>
          <table:table-cell table:style-name="Tabella1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Dizionario dei dati: Attributi</text:h>
      <text:p text:style-name="Text_20_body"/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1">Attributo</text:p>
          </table:table-cell>
          <table:table-cell table:style-name="Tabella2.A1" office:value-type="string">
            <text:p text:style-name="P1">Entità/Relazione</text:p>
          </table:table-cell>
          <table:table-cell table:style-name="Tabella2.A1" office:value-type="string">
            <text:p text:style-name="P1">Dominio</text:p>
          </table:table-cell>
          <table:table-cell table:style-name="Tabella2.D1" office:value-type="string">
            <text:p text:style-name="P1">Descrizione</text:p>
          </table:table-cell>
        </table:table-row>
        <table:table-row>
          <table:table-cell table:style-name="Tabella2.A2" office:value-type="string">
            <text:p text:style-name="Table_20_Contents">NumInventario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intero</text:p>
          </table:table-cell>
          <table:table-cell table:style-name="Tabella2.D2" office:value-type="string">
            <text:p text:style-name="Table_20_Contents">Numero di inventario di un oggetto della collezione</text:p>
          </table:table-cell>
        </table:table-row>
        <table:table-row>
          <table:table-cell table:style-name="Tabella2.A2" office:value-type="string">
            <text:p text:style-name="Table_20_Contents">Descrizione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Descrizione di un oggetto della collezione</text:p>
          </table:table-cell>
        </table:table-row>
        <table:table-row>
          <table:table-cell table:style-name="Tabella2.A2" office:value-type="string">
            <text:p text:style-name="Table_20_Contents">Dimensioni: Lunghezza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intero</text:p>
          </table:table-cell>
          <table:table-cell table:style-name="Tabella2.D2" office:value-type="string">
            <text:p text:style-name="Table_20_Contents">Lunghezza di un oggetto della collezione</text:p>
          </table:table-cell>
        </table:table-row>
        <table:table-row>
          <table:table-cell table:style-name="Tabella2.A2" office:value-type="string">
            <text:p text:style-name="Table_20_Contents">Dimensioni: Larghezza 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intero</text:p>
          </table:table-cell>
          <table:table-cell table:style-name="Tabella2.D2" office:value-type="string">
            <text:p text:style-name="Table_20_Contents">Larghezza di un oggetto della collezione</text:p>
          </table:table-cell>
        </table:table-row>
        <table:table-row>
          <table:table-cell table:style-name="Tabella2.A2" office:value-type="string">
            <text:p text:style-name="Table_20_Contents">Dimensioni: Profondità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intero</text:p>
          </table:table-cell>
          <table:table-cell table:style-name="Tabella2.D2" office:value-type="string">
            <text:p text:style-name="Table_20_Contents">Profondità di un oggetto della collezione</text:p>
          </table:table-cell>
        </table:table-row>
        <table:table-row>
          <table:table-cell table:style-name="Tabella2.A2" office:value-type="string">
            <text:p text:style-name="Table_20_Contents">Anno/Periodo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Anno o periodo storico a cui risale un oggetto della collezione</text:p>
          </table:table-cell>
        </table:table-row>
        <table:table-row>
          <table:table-cell table:style-name="Tabella2.A2" office:value-type="string">
            <text:p text:style-name="Table_20_Contents">Provenienza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Luogo di provenienza di un oggetto della collezione</text:p>
          </table:table-cell>
        </table:table-row>
        <table:table-row>
          <table:table-cell table:style-name="Tabella2.A2" office:value-type="string">
            <text:p text:style-name="Table_20_Contents">Curiosità</text:p>
          </table:table-cell>
          <table:table-cell table:style-name="Tabella2.A2" office:value-type="string">
            <text:p text:style-name="Table_20_Contents">Oggetto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Curiosità riguardanti un oggetto della collezione</text:p>
          </table:table-cell>
        </table:table-row>
        <table:table-row>
          <table:table-cell table:style-name="Tabella2.A2" office:value-type="string">
            <text:p text:style-name="Table_20_Contents">Stato</text:p>
          </table:table-cell>
          <table:table-cell table:style-name="Tabella2.A2" office:value-type="string">
            <text:p text:style-name="Table_20_Contents">OggettoPermanente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Stato corrente di un oggetto permanente</text:p>
          </table:table-cell>
        </table:table-row>
        <table:table-row>
          <table:table-cell table:style-name="Tabella2.A2" office:value-type="string">
            <text:p text:style-name="Table_20_Contents">Data</text:p>
          </table:table-cell>
          <table:table-cell table:style-name="Tabella2.A2" office:value-type="string">
            <text:p text:style-name="Table_20_Contents">Ritrovamento</text:p>
          </table:table-cell>
          <table:table-cell table:style-name="Tabella2.A2" office:value-type="string">
            <text:p text:style-name="Table_20_Contents">data</text:p>
          </table:table-cell>
          <table:table-cell table:style-name="Tabella2.D2" office:value-type="string">
            <text:p text:style-name="Table_20_Contents">Data di ritrovamento di un reperto archeologico</text:p>
          </table:table-cell>
        </table:table-row>
        <table:table-row>
          <table:table-cell table:style-name="Tabella2.A2" office:value-type="string">
            <text:p text:style-name="Table_20_Contents">Nome</text:p>
          </table:table-cell>
          <table:table-cell table:style-name="Tabella2.A2" office:value-type="string">
            <text:p text:style-name="Table_20_Contents">Scavo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Nome di uno scavo</text:p>
          </table:table-cell>
        </table:table-row>
        <table:table-row>
          <table:table-cell table:style-name="Tabella2.A2" office:value-type="string">
            <text:p text:style-name="Table_20_Contents">Luogo</text:p>
          </table:table-cell>
          <table:table-cell table:style-name="Tabella2.A2" office:value-type="string">
            <text:p text:style-name="Table_20_Contents">Scavo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Locazione di uno scavo</text:p>
          </table:table-cell>
        </table:table-row>
        <table:table-row>
          <table:table-cell table:style-name="Tabella2.A2" office:value-type="string">
            <text:p text:style-name="Table_20_Contents">Tipo</text:p>
          </table:table-cell>
          <table:table-cell table:style-name="Tabella2.A2" office:value-type="string">
            <text:p text:style-name="Table_20_Contents">Fotografia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Tipo di una fotografia (bianco e nero o colori)</text:p>
          </table:table-cell>
        </table:table-row>
        <table:table-row>
          <table:table-cell table:style-name="Tabella2.A2" office:value-type="string">
            <text:p text:style-name="Table_20_Contents">Tecnica</text:p>
          </table:table-cell>
          <table:table-cell table:style-name="Tabella2.A2" office:value-type="string">
            <text:p text:style-name="Table_20_Contents">Quadro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Tecnica di realizzazione di un quadro</text:p>
          </table:table-cell>
        </table:table-row>
        <table:table-row>
          <table:table-cell table:style-name="Tabella2.A2" office:value-type="string">
            <text:p text:style-name="Table_20_Contents">Materiale</text:p>
          </table:table-cell>
          <table:table-cell table:style-name="Tabella2.A2" office:value-type="string">
            <text:p text:style-name="Table_20_Contents">Statua</text:p>
          </table:table-cell>
          <table:table-cell table:style-name="Tabella2.A2" office:value-type="string">
            <text:p text:style-name="Table_20_Contents">stringa</text:p>
          </table:table-cell>
          <table:table-cell table:style-name="Tabella2.D2" office:value-type="string">
            <text:p text:style-name="Table_20_Contents">Materiale con cui è stata realizzata una statua</text:p>
          </table:table-cell>
        </table:table-row>
      </table:table>
      <text:p text:style-name="Text_20_body"/>
      <text:p text:style-name="Text_20_body"/>
      <table:table table:name="Tabella6" table:style-name="Tabella6">
        <table:table-column table:style-name="Tabella6.A" table:number-columns-repeated="3"/>
        <table:table-column table:style-name="Tabella6.D"/>
        <table:table-header-rows>
          <text:soft-page-break/>
          <table:table-row>
            <table:table-cell table:style-name="Tabella6.A1" office:value-type="string">
              <text:p text:style-name="P1">Attributo</text:p>
            </table:table-cell>
            <table:table-cell table:style-name="Tabella6.A1" office:value-type="string">
              <text:p text:style-name="P1">Entità/Relazione</text:p>
            </table:table-cell>
            <table:table-cell table:style-name="Tabella6.A1" office:value-type="string">
              <text:p text:style-name="P1">Dominio</text:p>
            </table:table-cell>
            <table:table-cell table:style-name="Tabella6.D1" office:value-type="string">
              <text:p text:style-name="P1">Descrizione</text:p>
            </table:table-cell>
          </table:table-row>
        </table:table-header-rows>
        <table:table-row>
          <table:table-cell table:style-name="Tabella6.A2" office:value-type="string">
            <text:p text:style-name="Table_20_Contents">Codice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Codice di un artista</text:p>
          </table:table-cell>
        </table:table-row>
        <table:table-row>
          <table:table-cell table:style-name="Tabella6.A2" office:value-type="string">
            <text:p text:style-name="Table_20_Contents">Nome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Nome di un artista</text:p>
          </table:table-cell>
        </table:table-row>
        <table:table-row>
          <table:table-cell table:style-name="Tabella6.A2" office:value-type="string">
            <text:p text:style-name="Table_20_Contents">Cognome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Cognome di un artista</text:p>
          </table:table-cell>
        </table:table-row>
        <table:table-row>
          <table:table-cell table:style-name="Tabella6.A2" office:value-type="string">
            <text:p text:style-name="Table_20_Contents">NomeArte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Nome d'arte di un artista</text:p>
          </table:table-cell>
        </table:table-row>
        <table:table-row>
          <table:table-cell table:style-name="Tabella6.A2" office:value-type="string">
            <text:p text:style-name="Table_20_Contents">DataNascita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data</text:p>
          </table:table-cell>
          <table:table-cell table:style-name="Tabella6.D2" office:value-type="string">
            <text:p text:style-name="Table_20_Contents">Data di nascita di un artista</text:p>
          </table:table-cell>
        </table:table-row>
        <table:table-row>
          <table:table-cell table:style-name="Tabella6.A2" office:value-type="string">
            <text:p text:style-name="Table_20_Contents">DataMorte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data</text:p>
          </table:table-cell>
          <table:table-cell table:style-name="Tabella6.D2" office:value-type="string">
            <text:p text:style-name="Table_20_Contents">Data di morte di un artista</text:p>
          </table:table-cell>
        </table:table-row>
        <table:table-row>
          <table:table-cell table:style-name="Tabella6.A2" office:value-type="string">
            <text:p text:style-name="Table_20_Contents">LuogoNascita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Luogo di nascita di un artista</text:p>
          </table:table-cell>
        </table:table-row>
        <table:table-row>
          <table:table-cell table:style-name="Tabella6.A2" office:value-type="string">
            <text:p text:style-name="Table_20_Contents">LuogoMorte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Luogo di morte di un artista</text:p>
          </table:table-cell>
        </table:table-row>
        <table:table-row>
          <table:table-cell table:style-name="Tabella6.A2" office:value-type="string">
            <text:p text:style-name="Table_20_Contents">Vita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Descrizione della vita di un artista</text:p>
          </table:table-cell>
        </table:table-row>
        <table:table-row>
          <table:table-cell table:style-name="Tabella6.A2" office:value-type="string">
            <text:p text:style-name="Table_20_Contents">Stile</text:p>
          </table:table-cell>
          <table:table-cell table:style-name="Tabella6.A2" office:value-type="string">
            <text:p text:style-name="Table_20_Contents">Artist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Descrizione dello stile di un artista</text:p>
          </table:table-cell>
        </table:table-row>
        <table:table-row>
          <table:table-cell table:style-name="Tabella6.A2" office:value-type="string">
            <text:p text:style-name="Table_20_Contents">Nome</text:p>
          </table:table-cell>
          <table:table-cell table:style-name="Tabella6.A2" office:value-type="string">
            <text:p text:style-name="Table_20_Contents">MovimentoArtistico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Nome di un movimento artistico</text:p>
          </table:table-cell>
        </table:table-row>
        <table:table-row>
          <table:table-cell table:style-name="Tabella6.A2" office:value-type="string">
            <text:p text:style-name="Table_20_Contents">PeriodoStorico</text:p>
          </table:table-cell>
          <table:table-cell table:style-name="Tabella6.A2" office:value-type="string">
            <text:p text:style-name="Table_20_Contents">MovimentoArtistico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Periodo storico in cui si è diffuso un movimento storico</text:p>
          </table:table-cell>
        </table:table-row>
        <table:table-row>
          <table:table-cell table:style-name="Tabella6.A2" office:value-type="string">
            <text:p text:style-name="Table_20_Contents">Descrizione</text:p>
          </table:table-cell>
          <table:table-cell table:style-name="Tabella6.A2" office:value-type="string">
            <text:p text:style-name="Table_20_Contents">MovimentoArtistico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Descrizione delle caratteristiche di un movimento artistico</text:p>
          </table:table-cell>
        </table:table-row>
        <table:table-row>
          <table:table-cell table:style-name="Tabella6.A2" office:value-type="string">
            <text:p text:style-name="Table_20_Contents">Descrizione</text:p>
          </table:table-cell>
          <table:table-cell table:style-name="Tabella6.A2" office:value-type="string">
            <text:p text:style-name="Table_20_Contents">Sala</text:p>
          </table:table-cell>
          <table:table-cell table:style-name="Tabella6.A2" office:value-type="string">
            <text:p text:style-name="Table_20_Contents">stringa</text:p>
          </table:table-cell>
          <table:table-cell table:style-name="Tabella6.D2" office:value-type="string">
            <text:p text:style-name="Table_20_Contents">Descrizione di una sala del museo</text:p>
          </table:table-cell>
        </table:table-row>
        <table:table-row>
          <table:table-cell table:style-name="Tabella6.A2" office:value-type="string">
            <text:p text:style-name="Table_20_Contents">Numero</text:p>
          </table:table-cell>
          <table:table-cell table:style-name="Tabella6.A2" office:value-type="string">
            <text:p text:style-name="Table_20_Contents">Sala</text:p>
          </table:table-cell>
          <table:table-cell table:style-name="Tabella6.A2" office:value-type="string">
            <text:p text:style-name="Table_20_Contents">intero</text:p>
          </table:table-cell>
          <table:table-cell table:style-name="Tabella6.D2" office:value-type="string">
            <text:p text:style-name="Table_20_Contents">Numero di una sala del museo</text:p>
          </table:table-cell>
        </table:table-row>
        <table:table-row>
          <table:table-cell table:style-name="Tabella6.A2" office:value-type="string">
            <text:p text:style-name="Table_20_Contents">Piano</text:p>
          </table:table-cell>
          <table:table-cell table:style-name="Tabella6.A2" office:value-type="string">
            <text:p text:style-name="Table_20_Contents">Sala</text:p>
          </table:table-cell>
          <table:table-cell table:style-name="Tabella6.A2" office:value-type="string">
            <text:p text:style-name="Table_20_Contents">intero</text:p>
          </table:table-cell>
          <table:table-cell table:style-name="Tabella6.D2" office:value-type="string">
            <text:p text:style-name="Table_20_Contents">Piano su cui si trova una sala del museo</text:p>
          </table:table-cell>
        </table:table-row>
        <table:table-row>
          <table:table-cell table:style-name="Tabella6.A2" office:value-type="string">
            <text:p text:style-name="Table_20_Contents">NumOggetti</text:p>
          </table:table-cell>
          <table:table-cell table:style-name="Tabella6.A2" office:value-type="string">
            <text:p text:style-name="Table_20_Contents">SalaCollezione</text:p>
          </table:table-cell>
          <table:table-cell table:style-name="Tabella6.A2" office:value-type="string">
            <text:p text:style-name="Table_20_Contents">intero</text:p>
          </table:table-cell>
          <table:table-cell table:style-name="Tabella6.D2" office:value-type="string">
            <text:p text:style-name="Table_20_Contents">Numero di oggetti contenuti in una sala della collezione</text:p>
          </table:table-cell>
        </table:table-row>
      </table:table>
      <text:p text:style-name="Text_20_body"/>
      <text:p text:style-name="Text_20_body"/>
      <table:table table:name="Tabella7" table:style-name="Tabella7">
        <table:table-column table:style-name="Tabella7.A" table:number-columns-repeated="3"/>
        <table:table-column table:style-name="Tabella7.D"/>
        <table:table-header-rows>
          <table:table-row>
            <table:table-cell table:style-name="Tabella7.A1" office:value-type="string">
              <text:p text:style-name="P1">Attributo</text:p>
            </table:table-cell>
            <table:table-cell table:style-name="Tabella7.A1" office:value-type="string">
              <text:p text:style-name="P1">Entità/Relazione</text:p>
            </table:table-cell>
            <table:table-cell table:style-name="Tabella7.A1" office:value-type="string">
              <text:p text:style-name="P1">Dominio</text:p>
            </table:table-cell>
            <table:table-cell table:style-name="Tabella7.D1" office:value-type="string">
              <text:p text:style-name="P1">Descrizione</text:p>
            </table:table-cell>
          </table:table-row>
        </table:table-header-rows>
        <table:table-row>
          <table:table-cell table:style-name="Tabella7.A2" office:value-type="string">
            <text:p text:style-name="Table_20_Contents">Nome</text:p>
          </table:table-cell>
          <table:table-cell table:style-name="Tabella7.A2" office:value-type="string">
            <text:p text:style-name="Table_20_Contents">Sezione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Nome di una sezione del museo</text:p>
          </table:table-cell>
        </table:table-row>
        <table:table-row>
          <table:table-cell table:style-name="Tabella7.A2" office:value-type="string">
            <text:p text:style-name="Table_20_Contents">Descrizione</text:p>
          </table:table-cell>
          <table:table-cell table:style-name="Tabella7.A2" office:value-type="string">
            <text:p text:style-name="Table_20_Contents">Sezione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Descrizione del contenuto di una sezione del museo</text:p>
          </table:table-cell>
        </table:table-row>
        <table:table-row>
          <table:table-cell table:style-name="Tabella7.A2" office:value-type="string">
            <text:p text:style-name="Table_20_Contents">NumSale</text:p>
          </table:table-cell>
          <table:table-cell table:style-name="Tabella7.A2" office:value-type="string">
            <text:p text:style-name="Table_20_Contents">Sezione</text:p>
          </table:table-cell>
          <table:table-cell table:style-name="Tabella7.A2" office:value-type="string">
            <text:p text:style-name="Table_20_Contents">intero</text:p>
          </table:table-cell>
          <table:table-cell table:style-name="Tabella7.D2" office:value-type="string">
            <text:p text:style-name="Table_20_Contents">Numero di sale appartenenti ad una sezione del museo</text:p>
          </table:table-cell>
        </table:table-row>
        <table:table-row>
          <table:table-cell table:style-name="Tabella7.A2" office:value-type="string">
            <text:p text:style-name="Table_20_Contents">DataInizio</text:p>
          </table:table-cell>
          <table:table-cell table:style-name="Tabella7.A2" office:value-type="string">
            <text:p text:style-name="Table_20_Contents">Restauro</text:p>
          </table:table-cell>
          <table:table-cell table:style-name="Tabella7.A2" office:value-type="string">
            <text:p text:style-name="Table_20_Contents">data</text:p>
          </table:table-cell>
          <table:table-cell table:style-name="Tabella7.D2" office:value-type="string">
            <text:p text:style-name="Table_20_Contents">Data di inizio di un intervento di restauro</text:p>
          </table:table-cell>
        </table:table-row>
        <table:table-row>
          <table:table-cell table:style-name="Tabella7.A2" office:value-type="string">
            <text:p text:style-name="Table_20_Contents">DataFine</text:p>
          </table:table-cell>
          <table:table-cell table:style-name="Tabella7.A2" office:value-type="string">
            <text:p text:style-name="Table_20_Contents">Restauro</text:p>
          </table:table-cell>
          <table:table-cell table:style-name="Tabella7.A2" office:value-type="string">
            <text:p text:style-name="Table_20_Contents">data</text:p>
          </table:table-cell>
          <table:table-cell table:style-name="Tabella7.D2" office:value-type="string">
            <text:p text:style-name="Table_20_Contents">Data di fine di un intervento di restauro</text:p>
          </table:table-cell>
        </table:table-row>
        <table:table-row>
          <table:table-cell table:style-name="Tabella7.A2" office:value-type="string">
            <text:p text:style-name="Table_20_Contents">DataInizio</text:p>
          </table:table-cell>
          <table:table-cell table:style-name="Tabella7.A2" office:value-type="string">
            <text:p text:style-name="Table_20_Contents">Prestito</text:p>
          </table:table-cell>
          <table:table-cell table:style-name="Tabella7.A2" office:value-type="string">
            <text:p text:style-name="Table_20_Contents">data</text:p>
          </table:table-cell>
          <table:table-cell table:style-name="Tabella7.D2" office:value-type="string">
            <text:p text:style-name="Table_20_Contents">Data di inizio di un prestito ricevuto/effettuato di un oggetto della collezione temporanea/permanente</text:p>
          </table:table-cell>
        </table:table-row>
        <table:table-row>
          <table:table-cell table:style-name="Tabella7.A2" office:value-type="string">
            <text:p text:style-name="Table_20_Contents">DataFine</text:p>
          </table:table-cell>
          <table:table-cell table:style-name="Tabella7.A2" office:value-type="string">
            <text:p text:style-name="Table_20_Contents">Prestito</text:p>
          </table:table-cell>
          <table:table-cell table:style-name="Tabella7.A2" office:value-type="string">
            <text:p text:style-name="Table_20_Contents">data</text:p>
          </table:table-cell>
          <table:table-cell table:style-name="Tabella7.D2" office:value-type="string">
            <text:p text:style-name="Table_20_Contents">Data di fine di un prestito ricevuto/effettuato di un oggetto della collezione temporanea/permanente</text:p>
          </table:table-cell>
        </table:table-row>
        <table:table-row>
          <table:table-cell table:style-name="Tabella7.A2" office:value-type="string">
            <text:p text:style-name="Table_20_Contents">Codice</text:p>
          </table:table-cell>
          <table:table-cell table:style-name="Tabella7.A2" office:value-type="string">
            <text:p text:style-name="Table_20_Contents">Struttura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Codice di una struttura con cui il museo ha a che fare</text:p>
          </table:table-cell>
        </table:table-row>
        <table:table-row>
          <table:table-cell table:style-name="Tabella7.A2" office:value-type="string">
            <text:p text:style-name="Table_20_Contents">Nome</text:p>
          </table:table-cell>
          <table:table-cell table:style-name="Tabella7.A2" office:value-type="string">
            <text:p text:style-name="Table_20_Contents">Struttura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Nome di una struttura con cui il museo ha a che fare</text:p>
          </table:table-cell>
        </table:table-row>
        <table:table-row>
          <table:table-cell table:style-name="Tabella7.A2" office:value-type="string">
            <text:p text:style-name="Table_20_Contents">Luogo</text:p>
          </table:table-cell>
          <table:table-cell table:style-name="Tabella7.A2" office:value-type="string">
            <text:p text:style-name="Table_20_Contents">Struttura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Luogo in cui risiede una struttura con cui il museo ha a che fare</text:p>
          </table:table-cell>
        </table:table-row>
        <table:table-row>
          <table:table-cell table:style-name="Tabella7.A2" office:value-type="string">
            <text:p text:style-name="Table_20_Contents">Indirizzo: Via</text:p>
          </table:table-cell>
          <table:table-cell table:style-name="Tabella7.A2" office:value-type="string">
            <text:p text:style-name="Table_20_Contents">Struttura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Via di una struttura con cui il museo ha a che fare</text:p>
          </table:table-cell>
        </table:table-row>
        <table:table-row>
          <table:table-cell table:style-name="Tabella7.A2" office:value-type="string">
            <text:p text:style-name="Table_20_Contents">Indirizzo: Numero</text:p>
          </table:table-cell>
          <table:table-cell table:style-name="Tabella7.A2" office:value-type="string">
            <text:p text:style-name="Table_20_Contents">Struttura</text:p>
          </table:table-cell>
          <table:table-cell table:style-name="Tabella7.A2" office:value-type="string">
            <text:p text:style-name="Table_20_Contents">intero</text:p>
          </table:table-cell>
          <table:table-cell table:style-name="Tabella7.D2" office:value-type="string">
            <text:p text:style-name="Table_20_Contents">Numero civico di una struttura con cui il museo ha a che fare</text:p>
          </table:table-cell>
        </table:table-row>
        <table:table-row>
          <table:table-cell table:style-name="Tabella7.A2" office:value-type="string">
            <text:p text:style-name="Table_20_Contents">Indirizzo: CAP</text:p>
          </table:table-cell>
          <table:table-cell table:style-name="Tabella7.A2" office:value-type="string">
            <text:p text:style-name="Table_20_Contents">Struttura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CAP di una struttura con cui il museo ha a che fare</text:p>
          </table:table-cell>
        </table:table-row>
        <text:soft-page-break/>
        <table:table-row>
          <table:table-cell table:style-name="Tabella7.A2" office:value-type="string">
            <text:p text:style-name="Table_20_Contents">Telefono</text:p>
          </table:table-cell>
          <table:table-cell table:style-name="Tabella7.A2" office:value-type="string">
            <text:p text:style-name="Table_20_Contents">Struttura</text:p>
          </table:table-cell>
          <table:table-cell table:style-name="Tabella7.A2" office:value-type="string">
            <text:p text:style-name="Table_20_Contents">stringa</text:p>
          </table:table-cell>
          <table:table-cell table:style-name="Tabella7.D2" office:value-type="string">
            <text:p text:style-name="Table_20_Contents">Numero di telefono di una struttura con cui il museo ha a che fare</text:p>
          </table:table-cell>
        </table:table-row>
      </table:table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Dizionario dei dati: Vincoli esterni</text:h>
      <text:p text:style-name="Text_20_body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">Vincoli di integrità esterni</text:p>
          </table:table-cell>
        </table:table-row>
        <table:table-row>
          <table:table-cell table:style-name="Tabella3.A2" office:value-type="string">
            <text:list xml:id="list582189278" text:style-name="L1">
              <text:list-item>
                <text:p text:style-name="P2">Per ogni istanza S di Sezione, l'attributo numSale è uguale al numero di istanze (Sa,S) della relazione Appartenenza, con Sa istanza di Sala</text:p>
              </text:list-item>
            </text:list>
          </table:table-cell>
        </table:table-row>
        <table:table-row>
          <table:table-cell table:style-name="Tabella3.A2" office:value-type="string">
            <text:list xml:id="list993527581" text:continue-numbering="true" text:style-name="L1">
              <text:list-item>
                <text:p text:style-name="P2">Per ogni istanza SC di SalaCollezione, l'attributo numOggetti è uguale al numero di istanze (O,SC) della relazione Collocazione, con O istanza di Oggetto</text:p>
              </text:list-item>
            </text:list>
          </table:table-cell>
        </table:table-row>
        <table:table-row>
          <table:table-cell table:style-name="Tabella3.A2" office:value-type="string">
            <text:list xml:id="list1637936015" text:continue-numbering="true" text:style-name="L1">
              <text:list-item>
                <text:p text:style-name="P4">L'attributo tipo di Fotografia può assumere solo i valori “B/N” e “COLORI”</text:p>
              </text:list-item>
            </text:list>
          </table:table-cell>
        </table:table-row>
        <table:table-row>
          <table:table-cell table:style-name="Tabella3.A2" office:value-type="string">
            <text:list xml:id="list742063490" text:continue-numbering="true" text:style-name="L1">
              <text:list-item>
                <text:p text:style-name="P4">L'attributo stato di Oggetto può assumere solo i valori “PRESENTE”, “PRESTITO” e “RESTAURO”</text:p>
              </text:list-item>
            </text:list>
          </table:table-cell>
        </table:table-row>
        <table:table-row>
          <table:table-cell table:style-name="Tabella3.A2" office:value-type="string">
            <text:list xml:id="list1749831259" text:continue-numbering="true" text:style-name="L1">
              <text:list-item>
                <text:p text:style-name="P4">Per ogni istanza OP di OggettoPermanente e per ogni coppia di istanze P1 e P2 di Prestito tali che (OP,P1) e (OP,P2) siano istanze di PermanentePrestito, si ha che i due intervalli [dataInizio, dataFine] di P1 e P2 non devono sovrapporsi, se non negli estremi</text:p>
              </text:list-item>
            </text:list>
          </table:table-cell>
        </table:table-row>
        <table:table-row>
          <table:table-cell table:style-name="Tabella3.A2" office:value-type="string">
            <text:list xml:id="list786319966" text:continue-numbering="true" text:style-name="L1">
              <text:list-item>
                <text:p text:style-name="P4">Per ogni istanza OP di OggettoPermanente e per ogni coppia di istanze R1 ed R2 di Restauro tali che (OP,R1) e (OP,R2) siano istanze di PermanenteRestauro, si ha che i due intervalli [dataInizio, dataFine] di R1 ed R2 non devono sovrapporsi, se non negli estremi</text:p>
              </text:list-item>
            </text:list>
          </table:table-cell>
        </table:table-row>
        <table:table-row>
          <table:table-cell table:style-name="Tabella3.A2" office:value-type="string">
            <text:list xml:id="list538991572" text:continue-numbering="true" text:style-name="L1">
              <text:list-item>
                <text:p text:style-name="P4">Per ogni istanza OP di OggettoPermanente e per ogni coppia di istanze P di Prestito ed R di Restauro tali che (OP,P) sia istanza di PermanentePrestito e (OP,R) sia istanza di PermanenteRestauro, si ha che i due intervalli [dataInizio, dataFine] di P ed R non devono sovrapporsi, se non negli estremi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</meta:initial-creator>
    <meta:creation-date>2011-11-14T17:11:22</meta:creation-date>
    <dc:date>2011-11-20T17:04:32</dc:date>
    <dc:creator>luigi </dc:creator>
    <meta:editing-duration>PT6H42M17S</meta:editing-duration>
    <meta:editing-cycles>22</meta:editing-cycles>
    <meta:generator>LibreOffice/3.4$Linux LibreOffice_project/340m1$Build-302</meta:generator>
    <meta:document-statistic meta:table-count="8" meta:image-count="0" meta:object-count="0" meta:page-count="9" meta:paragraph-count="424" meta:word-count="1181" meta:character-count="8265" meta:non-whitespace-character-count="7505"/>
  </office:meta>
</office:document-meta>
</file>